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f4e6" officeooo:paragraph-rsid="001ff4e6"/>
    </style:style>
    <style:style style:name="P2" style:family="paragraph" style:parent-style-name="Standard">
      <style:text-properties fo:font-size="18pt" style:text-underline-style="solid" style:text-underline-width="auto" style:text-underline-color="font-color" fo:font-weight="bold" officeooo:rsid="001ff4e6" officeooo:paragraph-rsid="001ff4e6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top="0.101cm" fo:margin-bottom="0.101cm" loext:contextual-spacing="false"/>
      <style:text-properties officeooo:rsid="0022ef9f" officeooo:paragraph-rsid="0022ef9f"/>
    </style:style>
    <style:style style:name="P4" style:family="paragraph" style:parent-style-name="Standard" style:list-style-name="L1">
      <style:paragraph-properties fo:margin-top="0.101cm" fo:margin-bottom="0.101cm" loext:contextual-spacing="false"/>
      <style:text-properties officeooo:rsid="0022ef9f" officeooo:paragraph-rsid="0022ef9f"/>
    </style:style>
    <style:style style:name="P5" style:family="paragraph" style:parent-style-name="Standard" style:list-style-name="L2">
      <style:paragraph-properties fo:margin-top="0.101cm" fo:margin-bottom="0.101cm" loext:contextual-spacing="false"/>
      <style:text-properties officeooo:rsid="0022ef9f" officeooo:paragraph-rsid="0022ef9f"/>
    </style:style>
    <style:style style:name="P6" style:family="paragraph" style:parent-style-name="Standard" style:list-style-name="L3">
      <style:paragraph-properties fo:margin-top="0.101cm" fo:margin-bottom="0.101cm" loext:contextual-spacing="false"/>
      <style:text-properties officeooo:rsid="0022ef9f" officeooo:paragraph-rsid="0022ef9f"/>
    </style:style>
    <style:style style:name="P7" style:family="paragraph" style:parent-style-name="Standard" style:list-style-name="L2">
      <style:paragraph-properties fo:margin-top="0.101cm" fo:margin-bottom="0.101cm" loext:contextual-spacing="false"/>
      <style:text-properties officeooo:paragraph-rsid="0022ef9f"/>
    </style:style>
    <style:style style:name="T1" style:family="text">
      <style:text-properties officeooo:rsid="0022ef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ORATORIO 2 ENTORNOS DE DESARROLLO</text:p>
      <text:p text:style-name="P1"/>
      <text:p text:style-name="P1">Aplicación para gestionar el uso de una máquina de café</text:p>
      <text:p text:style-name="P3">De los clientes se necesitará saber el nombre, apellidos, edad, id y localidad.</text:p>
      <text:p text:style-name="P3">De los técnicos se querrán saber nombre, apellidos, edad, id, zona de trabajo y el salario.</text:p>
      <text:p text:style-name="P3">De las máquinas de café se querrá saber el id de la máquina, la cantidad de azúcar y de café disponible y el precio total del producto seleccionado.</text:p>
      <text:p text:style-name="P3">Los clientes realizarán las siguientes funciones:</text:p>
      <text:list xml:id="list2659707030" text:style-name="L1">
        <text:list-item>
          <text:p text:style-name="P4">Pedirán café a la máquina.</text:p>
        </text:list-item>
        <text:list-item>
          <text:p text:style-name="P4">Seleccionarán el tipo de café y la cantidad de café y azúcar.</text:p>
        </text:list-item>
      </text:list>
      <text:p text:style-name="P3">Los técnicos harán lo siguiente:</text:p>
      <text:list xml:id="list2298112580" text:style-name="L2">
        <text:list-item>
          <text:p text:style-name="P5">Llenarán la cafetera de café y azúcar si así se lo indica la misma.</text:p>
        </text:list-item>
        <text:list-item>
          <text:p text:style-name="P7"><text:span text:style-name="T1">La vaciarán en caso de haber algún problema.</text:span></text:p>
        </text:list-item>
      </text:list>
      <text:p text:style-name="P3">Las máquinas de café realizarán varias funciones:</text:p>
      <text:list xml:id="list3551215793" text:style-name="L3">
        <text:list-item>
          <text:p text:style-name="P6">Comprobarán el nivel de café y azúcar disponible.</text:p>
        </text:list-item>
        <text:list-item>
          <text:p text:style-name="P6">Solicitarán el llenado de uno, otro, o ambos en caso de ser necesario.</text:p>
        </text:list-item>
        <text:list-item>
          <text:p text:style-name="P6">Comprobaran el método de pago (efectivo o tarjeta) y en caso de aceptarlo, devolverán cambio si es necesario y el café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6T11:03:31.266000000</meta:creation-date>
    <dc:date>2020-04-30T09:52:50.775000000</dc:date>
    <meta:editing-duration>PT11M48S</meta:editing-duration>
    <meta:editing-cycles>5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15" meta:word-count="178" meta:character-count="982" meta:non-whitespace-character-count="826"/>
  </office:meta>
</office:document-meta>
</file>